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09ba9" officeooo:paragraph-rsid="00009ba9" style:font-weight-asian="bold" style:font-weight-complex="bold"/>
    </style:style>
    <style:style style:name="P3" style:family="paragraph" style:parent-style-name="Standard">
      <style:text-properties fo:font-weight="bold" officeooo:rsid="000230d1" officeooo:paragraph-rsid="000230d1" style:font-weight-asian="bold" style:font-weight-complex="bold"/>
    </style:style>
    <style:style style:name="P4" style:family="paragraph" style:parent-style-name="Standard">
      <style:text-properties fo:font-weight="normal" officeooo:rsid="00009ba9" officeooo:paragraph-rsid="00009ba9" style:font-weight-asian="normal" style:font-weight-complex="normal"/>
    </style:style>
    <style:style style:name="P5" style:family="paragraph" style:parent-style-name="Standard">
      <style:text-properties officeooo:rsid="00009ba9" officeooo:paragraph-rsid="00009ba9"/>
    </style:style>
    <style:style style:name="P6" style:family="paragraph" style:parent-style-name="Standard">
      <style:text-properties officeooo:paragraph-rsid="00009ba9"/>
    </style:style>
    <style:style style:name="P7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text-properties officeooo:paragraph-rsid="000230d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09ba9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09ba9" style:font-weight-asian="normal" style:font-weight-complex="normal"/>
    </style:style>
    <style:style style:name="T5" style:family="text">
      <style:text-properties fo:font-weight="normal" officeooo:rsid="000230d1" style:font-weight-asian="normal" style:font-weight-complex="normal"/>
    </style:style>
    <style:style style:name="T6" style:family="text">
      <style:text-properties officeooo:rsid="000230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Sections</text:p>
      <text:p text:style-name="P1">Header</text:p>
      <text:p text:style-name="P4"><text:tab/>Name</text:p>
      <text:p text:style-name="P4"><text:tab/>Short description with role 1 liner</text:p>
      <text:p text:style-name="P2">About Me (How to do work)</text:p>
      <text:p text:style-name="P4"><text:tab/>About Architect</text:p>
      <text:p text:style-name="P4"><text:tab/>About development and design</text:p>
      <text:p text:style-name="P4"><text:tab/>About your working style</text:p>
      <text:p text:style-name="P4"><text:tab/>Experience in one liner (Shortly) <text:span text:style-name="T1">- Highlighter</text:span></text:p>
      <text:p text:style-name="P2">Skills / tools worked on</text:p>
      <text:p text:style-name="P4"><text:tab/>Heading – Been coding on</text:p>
      <text:p text:style-name="P4"><text:tab/>About coding journey with skill set within two lines</text:p>
      <text:p text:style-name="P6"><text:span text:style-name="T4"><text:tab/>List your skills </text:span></text:p>
      <text:p text:style-name="P6"><text:span text:style-name="T4"><text:tab/>What you love to do in coding area –</text:span><text:span text:style-name="T2"> Highlighter</text:span></text:p>
      <text:p text:style-name="P5"><text:span text:style-name="T1">Timeline</text:span></text:p>
      <text:p text:style-name="P4"><text:tab/>Heading Timeline</text:p>
      <text:p text:style-name="P4"><text:tab/>Company Name with years of experience</text:p>
      <text:p text:style-name="P3">Projects Worked On</text:p>
      <text:p text:style-name="P3"><text:tab/><text:span text:style-name="T3">Heading</text:span> - projects worked on</text:p>
      <text:p text:style-name="P3"><text:span text:style-name="T3"><text:tab/>About this section description single line</text:span> – Highlighter</text:p>
      <text:p text:style-name="P8"><text:span text:style-name="T5"><text:tab/>List projects you worked on</text:span></text:p>
      <text:p text:style-name="P8"><text:span text:style-name="T5"><text:tab/>Detailed view of projects worked on model in moble bottom sheet view</text:span></text:p>
      <text:p text:style-name="P4"><text:tab/></text:p>
      <text:p text:style-name="P4"/>
      <text:p text:style-name="P2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6T22:35:34.213389184</meta:creation-date>
    <dc:date>2022-04-16T22:51:44.403843141</dc:date>
    <meta:editing-duration>PT6M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24" meta:word-count="103" meta:character-count="633" meta:non-whitespace-character-count="530"/>
  </office:meta>
</office:document-meta>
</file>